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b6e4" officeooo:paragraph-rsid="001ab6e4"/>
    </style:style>
    <style:style style:name="P2" style:family="paragraph" style:parent-style-name="Standard">
      <style:text-properties officeooo:rsid="001cce03" officeooo:paragraph-rsid="001cce03"/>
    </style:style>
    <style:style style:name="P3" style:family="paragraph" style:parent-style-name="Standard" style:list-style-name="L1">
      <style:text-properties officeooo:rsid="001edadc" officeooo:paragraph-rsid="001edadc"/>
    </style:style>
    <style:style style:name="P4" style:family="paragraph" style:parent-style-name="Standard" style:list-style-name="L1">
      <style:text-properties officeooo:rsid="001f2eeb" officeooo:paragraph-rsid="001f2eeb"/>
    </style:style>
    <style:style style:name="P5" style:family="paragraph" style:parent-style-name="Standard" style:list-style-name="L1">
      <style:text-properties officeooo:rsid="001fbceb" officeooo:paragraph-rsid="001fbceb"/>
    </style:style>
    <style:style style:name="P6" style:family="paragraph" style:parent-style-name="Standard" style:list-style-name="L1">
      <style:text-properties officeooo:rsid="0021d4f1" officeooo:paragraph-rsid="0021d4f1"/>
    </style:style>
    <style:style style:name="P7" style:family="paragraph" style:parent-style-name="Standard" style:list-style-name="L1">
      <style:text-properties officeooo:rsid="0022be78" officeooo:paragraph-rsid="0022be78"/>
    </style:style>
    <style:style style:name="P8" style:family="paragraph" style:parent-style-name="Standard">
      <style:text-properties officeooo:rsid="0022be78" officeooo:paragraph-rsid="0022be78"/>
    </style:style>
    <style:style style:name="P9" style:family="paragraph" style:parent-style-name="Standard" style:list-style-name="L2">
      <style:text-properties officeooo:rsid="0022be78" officeooo:paragraph-rsid="0022be78"/>
    </style:style>
    <style:style style:name="P10" style:family="paragraph" style:parent-style-name="Standard" style:list-style-name="L2">
      <style:text-properties fo:font-weight="normal" officeooo:rsid="00240867" officeooo:paragraph-rsid="00240867" style:font-weight-asian="normal" style:font-weight-complex="normal"/>
    </style:style>
    <style:style style:name="P11" style:family="paragraph" style:parent-style-name="Standard">
      <style:text-properties fo:font-weight="normal" officeooo:rsid="00240867" officeooo:paragraph-rsid="00240867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53b03" officeooo:paragraph-rsid="00253b03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70488" officeooo:paragraph-rsid="00270488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7eda3" officeooo:paragraph-rsid="0027eda3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9474d" officeooo:paragraph-rsid="0029474d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b0e00" officeooo:paragraph-rsid="002b0e00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be90d" officeooo:paragraph-rsid="002be90d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2d2f32" officeooo:paragraph-rsid="002d2f32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30175e" officeooo:paragraph-rsid="0030175e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30a771" officeooo:paragraph-rsid="0030a771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3148b5" officeooo:paragraph-rsid="003148b5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31dab6" officeooo:paragraph-rsid="0031dab6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332bac" officeooo:paragraph-rsid="00332bac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37b770" officeooo:paragraph-rsid="0037b770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399a6d" officeooo:paragraph-rsid="00399a6d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3b3cf3" officeooo:paragraph-rsid="003b3cf3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3bd622" officeooo:paragraph-rsid="003bd622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3c5808" officeooo:paragraph-rsid="003c5808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3d6f87" officeooo:paragraph-rsid="003d6f87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3eb474" officeooo:paragraph-rsid="003eb474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3f8233" officeooo:paragraph-rsid="003f8233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41195c" officeooo:paragraph-rsid="0041195c" style:font-weight-asian="normal" style:font-weight-complex="normal"/>
    </style:style>
    <style:style style:name="P33" style:family="paragraph" style:parent-style-name="Standard" style:list-style-name="L2">
      <style:text-properties fo:font-weight="normal" officeooo:rsid="0043059e" officeooo:paragraph-rsid="0043059e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44573f" officeooo:paragraph-rsid="0044573f" style:font-weight-asian="normal" style:font-weight-complex="normal"/>
    </style:style>
    <style:style style:name="P35" style:family="paragraph" style:parent-style-name="Standard" style:list-style-name="L2">
      <style:text-properties fo:font-weight="normal" officeooo:rsid="0047890e" officeooo:paragraph-rsid="0047890e" style:font-weight-asian="normal" style:font-weight-complex="normal"/>
    </style:style>
    <style:style style:name="P36" style:family="paragraph" style:parent-style-name="Standard" style:list-style-name="L2">
      <style:text-properties fo:font-weight="normal" officeooo:rsid="00490ec5" officeooo:paragraph-rsid="00490ec5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49d158" officeooo:paragraph-rsid="0049d158" style:font-weight-asian="normal" style:font-weight-complex="normal"/>
    </style:style>
    <style:style style:name="P38" style:family="paragraph" style:parent-style-name="Standard" style:list-style-name="L2">
      <style:text-properties fo:font-weight="normal" officeooo:rsid="004afc1c" officeooo:paragraph-rsid="004afc1c" style:font-weight-asian="normal" style:font-weight-complex="normal"/>
    </style:style>
    <style:style style:name="P39" style:family="paragraph" style:parent-style-name="Standard" style:list-style-name="L2">
      <style:text-properties fo:font-weight="normal" officeooo:rsid="004cc165" officeooo:paragraph-rsid="004cc165" style:font-weight-asian="normal" style:font-weight-complex="normal"/>
    </style:style>
    <style:style style:name="P40" style:family="paragraph" style:parent-style-name="Standard" style:list-style-name="L2">
      <style:text-properties fo:font-weight="normal" officeooo:rsid="004e8b67" officeooo:paragraph-rsid="004e8b67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51cf2b" officeooo:paragraph-rsid="0051cf2b" style:font-weight-asian="normal" style:font-weight-complex="normal"/>
    </style:style>
    <style:style style:name="P42" style:family="paragraph" style:parent-style-name="Standard" style:list-style-name="L2">
      <style:text-properties fo:font-weight="normal" officeooo:rsid="0052281e" officeooo:paragraph-rsid="0052281e" style:font-weight-asian="normal" style:font-weight-complex="normal"/>
    </style:style>
    <style:style style:name="P43" style:family="paragraph" style:parent-style-name="Standard" style:list-style-name="L2">
      <style:text-properties fo:font-weight="normal" officeooo:rsid="00530c91" officeooo:paragraph-rsid="00530c91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55a79a" officeooo:paragraph-rsid="0055a79a" style:font-weight-asian="normal" style:font-weight-complex="normal"/>
    </style:style>
    <style:style style:name="P45" style:family="paragraph" style:parent-style-name="Standard" style:list-style-name="L2">
      <style:text-properties fo:font-weight="normal" officeooo:rsid="0056fa81" officeooo:paragraph-rsid="0056fa81" style:font-weight-asian="normal" style:font-weight-complex="normal"/>
    </style:style>
    <style:style style:name="P46" style:family="paragraph" style:parent-style-name="Standard" style:list-style-name="L2">
      <style:text-properties fo:font-weight="normal" officeooo:rsid="00570316" officeooo:paragraph-rsid="00570316" style:font-weight-asian="normal" style:font-weight-complex="normal"/>
    </style:style>
    <style:style style:name="P47" style:family="paragraph" style:parent-style-name="Standard" style:list-style-name="L2">
      <style:text-properties fo:font-weight="normal" officeooo:rsid="0058940d" officeooo:paragraph-rsid="0058940d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59148d" officeooo:paragraph-rsid="0059148d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59ee71" officeooo:paragraph-rsid="0059ee71" style:font-weight-asian="normal" style:font-weight-complex="normal"/>
    </style:style>
    <style:style style:name="P50" style:family="paragraph" style:parent-style-name="Standard" style:list-style-name="L2">
      <style:text-properties fo:font-weight="normal" officeooo:rsid="005ada23" officeooo:paragraph-rsid="005ada23" style:font-weight-asian="normal" style:font-weight-complex="normal"/>
    </style:style>
    <style:style style:name="P51" style:family="paragraph" style:parent-style-name="Standard" style:list-style-name="L2">
      <style:text-properties fo:font-weight="normal" officeooo:rsid="005bb8f0" officeooo:paragraph-rsid="005bb8f0" style:font-weight-asian="normal" style:font-weight-complex="normal"/>
    </style:style>
    <style:style style:name="P52" style:family="paragraph" style:parent-style-name="Standard" style:list-style-name="L2">
      <style:text-properties fo:font-weight="normal" officeooo:rsid="005d519d" officeooo:paragraph-rsid="005d519d" style:font-weight-asian="normal" style:font-weight-complex="normal"/>
    </style:style>
    <style:style style:name="P53" style:family="paragraph" style:parent-style-name="Standard" style:list-style-name="L3">
      <style:text-properties fo:font-weight="normal" officeooo:rsid="00618c26" officeooo:paragraph-rsid="00618c26" style:font-weight-asian="normal" style:font-weight-complex="normal"/>
    </style:style>
    <style:style style:name="P54" style:family="paragraph" style:parent-style-name="Standard" style:list-style-name="L3">
      <style:text-properties fo:font-weight="normal" officeooo:rsid="0064c48e" officeooo:paragraph-rsid="0064c48e" style:font-weight-asian="normal" style:font-weight-complex="normal"/>
    </style:style>
    <style:style style:name="P55" style:family="paragraph" style:parent-style-name="Standard" style:list-style-name="L3">
      <style:text-properties fo:font-weight="normal" officeooo:rsid="00652cce" officeooo:paragraph-rsid="00652cce" style:font-weight-asian="normal" style:font-weight-complex="normal"/>
    </style:style>
    <style:style style:name="P56" style:family="paragraph" style:parent-style-name="Standard" style:list-style-name="L3">
      <style:text-properties fo:font-weight="normal" officeooo:rsid="00672e92" officeooo:paragraph-rsid="00672e92" style:font-weight-asian="normal" style:font-weight-complex="normal"/>
    </style:style>
    <style:style style:name="P57" style:family="paragraph" style:parent-style-name="Standard" style:list-style-name="L3">
      <style:text-properties fo:font-weight="normal" officeooo:rsid="00692d9a" officeooo:paragraph-rsid="00692d9a" style:font-weight-asian="normal" style:font-weight-complex="normal"/>
    </style:style>
    <style:style style:name="P58" style:family="paragraph" style:parent-style-name="Standard" style:list-style-name="L3">
      <style:text-properties fo:font-weight="normal" officeooo:rsid="006a8061" officeooo:paragraph-rsid="006a8061" style:font-weight-asian="normal" style:font-weight-complex="normal"/>
    </style:style>
    <style:style style:name="P59" style:family="paragraph" style:parent-style-name="Standard" style:list-style-name="L3">
      <style:text-properties fo:font-weight="normal" officeooo:rsid="006afccb" officeooo:paragraph-rsid="006afccb" style:font-weight-asian="normal" style:font-weight-complex="normal"/>
    </style:style>
    <style:style style:name="P60" style:family="paragraph" style:parent-style-name="Standard" style:list-style-name="L3">
      <style:text-properties fo:font-weight="normal" officeooo:rsid="006d8e05" officeooo:paragraph-rsid="006d8e05" style:font-weight-asian="normal" style:font-weight-complex="normal"/>
    </style:style>
    <style:style style:name="P61" style:family="paragraph" style:parent-style-name="Standard" style:list-style-name="L3">
      <style:text-properties fo:font-weight="normal" officeooo:rsid="006f7568" officeooo:paragraph-rsid="006f7568" style:font-weight-asian="normal" style:font-weight-complex="normal"/>
    </style:style>
    <style:style style:name="P62" style:family="paragraph" style:parent-style-name="Standard" style:list-style-name="L3">
      <style:text-properties fo:font-weight="normal" officeooo:rsid="007103c4" officeooo:paragraph-rsid="007103c4" style:font-weight-asian="normal" style:font-weight-complex="normal"/>
    </style:style>
    <style:style style:name="P63" style:family="paragraph" style:parent-style-name="Standard" style:list-style-name="L3">
      <style:text-properties fo:font-weight="normal" officeooo:rsid="0071c6ec" officeooo:paragraph-rsid="0071c6ec" style:font-weight-asian="normal" style:font-weight-complex="normal"/>
    </style:style>
    <style:style style:name="P64" style:family="paragraph" style:parent-style-name="Standard" style:list-style-name="L3">
      <style:text-properties fo:font-weight="normal" officeooo:rsid="00760fb6" officeooo:paragraph-rsid="00760fb6" style:font-weight-asian="normal" style:font-weight-complex="normal"/>
    </style:style>
    <style:style style:name="P65" style:family="paragraph" style:parent-style-name="Standard" style:list-style-name="L3">
      <style:text-properties fo:font-weight="normal" officeooo:rsid="0079a162" officeooo:paragraph-rsid="0079a162" style:font-weight-asian="normal" style:font-weight-complex="normal"/>
    </style:style>
    <style:style style:name="P66" style:family="paragraph" style:parent-style-name="Standard" style:list-style-name="L3">
      <style:text-properties fo:font-weight="normal" officeooo:rsid="007ac15b" officeooo:paragraph-rsid="007ac15b" style:font-weight-asian="normal" style:font-weight-complex="normal"/>
    </style:style>
    <style:style style:name="P67" style:family="paragraph" style:parent-style-name="Standard" style:list-style-name="L3">
      <style:text-properties fo:font-weight="normal" officeooo:rsid="007c48bd" officeooo:paragraph-rsid="007c48bd" style:font-weight-asian="normal" style:font-weight-complex="normal"/>
    </style:style>
    <style:style style:name="P68" style:family="paragraph" style:parent-style-name="Standard" style:list-style-name="L3">
      <style:text-properties fo:font-weight="normal" officeooo:rsid="007e32d6" officeooo:paragraph-rsid="007e32d6" style:font-weight-asian="normal" style:font-weight-complex="normal"/>
    </style:style>
    <style:style style:name="P69" style:family="paragraph" style:parent-style-name="Standard" style:list-style-name="L3">
      <style:text-properties fo:font-weight="normal" officeooo:rsid="008125b9" officeooo:paragraph-rsid="008125b9" style:font-weight-asian="normal" style:font-weight-complex="normal"/>
    </style:style>
    <style:style style:name="P70" style:family="paragraph" style:parent-style-name="Standard" style:list-style-name="L3">
      <style:text-properties fo:font-weight="normal" officeooo:rsid="00840a1d" officeooo:paragraph-rsid="00840a1d" style:font-weight-asian="normal" style:font-weight-complex="normal"/>
    </style:style>
    <style:style style:name="P71" style:family="paragraph" style:parent-style-name="Standard" style:list-style-name="L3">
      <style:text-properties fo:font-weight="normal" officeooo:rsid="00876ca8" officeooo:paragraph-rsid="00876ca8" style:font-weight-asian="normal" style:font-weight-complex="normal"/>
    </style:style>
    <style:style style:name="P72" style:family="paragraph" style:parent-style-name="Standard" style:list-style-name="L3">
      <style:text-properties fo:font-weight="normal" officeooo:rsid="008a7d0b" officeooo:paragraph-rsid="008a7d0b" style:font-weight-asian="normal" style:font-weight-complex="normal"/>
    </style:style>
    <style:style style:name="P73" style:family="paragraph" style:parent-style-name="Standard" style:list-style-name="L3">
      <style:text-properties fo:font-weight="normal" officeooo:rsid="008ad039" officeooo:paragraph-rsid="008ad039" style:font-weight-asian="normal" style:font-weight-complex="normal"/>
    </style:style>
    <style:style style:name="P74" style:family="paragraph" style:parent-style-name="Standard">
      <style:text-properties fo:font-weight="normal" officeooo:rsid="008ce1ed" officeooo:paragraph-rsid="008ce1ed" style:font-weight-asian="normal" style:font-weight-complex="normal"/>
    </style:style>
    <style:style style:name="P75" style:family="paragraph" style:parent-style-name="Standard" style:list-style-name="L4">
      <style:text-properties fo:font-weight="normal" officeooo:rsid="008d56f7" officeooo:paragraph-rsid="008d56f7" style:font-weight-asian="normal" style:font-weight-complex="normal"/>
    </style:style>
    <style:style style:name="P76" style:family="paragraph" style:parent-style-name="Standard" style:list-style-name="L4">
      <style:text-properties fo:font-weight="normal" officeooo:rsid="008f2202" officeooo:paragraph-rsid="008f2202" style:font-weight-asian="normal" style:font-weight-complex="normal"/>
    </style:style>
    <style:style style:name="P77" style:family="paragraph" style:parent-style-name="Standard" style:list-style-name="L4">
      <style:text-properties fo:font-weight="normal" officeooo:rsid="0091df81" officeooo:paragraph-rsid="0091df81" style:font-weight-asian="normal" style:font-weight-complex="normal"/>
    </style:style>
    <style:style style:name="P78" style:family="paragraph" style:parent-style-name="Standard" style:list-style-name="L4">
      <style:text-properties fo:font-weight="normal" officeooo:rsid="009283d9" officeooo:paragraph-rsid="009283d9" style:font-weight-asian="normal" style:font-weight-complex="normal"/>
    </style:style>
    <style:style style:name="P79" style:family="paragraph" style:parent-style-name="Standard" style:list-style-name="L4">
      <style:text-properties fo:font-weight="normal" officeooo:rsid="00929a40" officeooo:paragraph-rsid="00929a40" style:font-weight-asian="normal" style:font-weight-complex="normal"/>
    </style:style>
    <style:style style:name="P80" style:family="paragraph" style:parent-style-name="Standard" style:list-style-name="L4">
      <style:text-properties fo:font-weight="normal" officeooo:rsid="0095b913" officeooo:paragraph-rsid="0095b913" style:font-weight-asian="normal" style:font-weight-complex="normal"/>
    </style:style>
    <style:style style:name="P81" style:family="paragraph" style:parent-style-name="Standard" style:list-style-name="L4">
      <style:text-properties fo:font-weight="normal" officeooo:rsid="0098154b" officeooo:paragraph-rsid="0098154b" style:font-weight-asian="normal" style:font-weight-complex="normal"/>
    </style:style>
    <style:style style:name="P82" style:family="paragraph" style:parent-style-name="Standard" style:list-style-name="L4">
      <style:text-properties fo:font-weight="normal" officeooo:rsid="0099f174" officeooo:paragraph-rsid="0099f174" style:font-weight-asian="normal" style:font-weight-complex="normal"/>
    </style:style>
    <style:style style:name="P83" style:family="paragraph" style:parent-style-name="Standard" style:list-style-name="L4">
      <style:text-properties fo:font-weight="normal" officeooo:rsid="009c3fbd" officeooo:paragraph-rsid="009c3fbd" style:font-weight-asian="normal" style:font-weight-complex="normal"/>
    </style:style>
    <style:style style:name="P84" style:family="paragraph" style:parent-style-name="Standard">
      <style:text-properties fo:font-weight="normal" officeooo:rsid="009c3fbd" officeooo:paragraph-rsid="009c3fbd" style:font-weight-asian="normal" style:font-weight-complex="normal"/>
    </style:style>
    <style:style style:name="P85" style:family="paragraph" style:parent-style-name="Standard" style:list-style-name="L4">
      <style:text-properties fo:font-weight="normal" officeooo:rsid="009f0468" officeooo:paragraph-rsid="009f0468" style:font-weight-asian="normal" style:font-weight-complex="normal"/>
    </style:style>
    <style:style style:name="P86" style:family="paragraph" style:parent-style-name="Standard" style:list-style-name="L4">
      <style:text-properties fo:font-weight="normal" officeooo:rsid="00a0bf52" officeooo:paragraph-rsid="00a0bf52" style:font-weight-asian="normal" style:font-weight-complex="normal"/>
    </style:style>
    <style:style style:name="P87" style:family="paragraph" style:parent-style-name="Standard" style:list-style-name="L4">
      <style:text-properties fo:font-weight="normal" officeooo:rsid="00a4b544" officeooo:paragraph-rsid="00a4b544" style:font-weight-asian="normal" style:font-weight-complex="normal"/>
    </style:style>
    <style:style style:name="P88" style:family="paragraph" style:parent-style-name="Standard" style:list-style-name="L4">
      <style:text-properties fo:font-weight="normal" officeooo:rsid="00a54a5b" officeooo:paragraph-rsid="00a54a5b" style:font-weight-asian="normal" style:font-weight-complex="normal"/>
    </style:style>
    <style:style style:name="P89" style:family="paragraph" style:parent-style-name="Standard" style:list-style-name="L4">
      <style:text-properties fo:font-weight="normal" officeooo:rsid="00a719e8" officeooo:paragraph-rsid="00a719e8" style:font-weight-asian="normal" style:font-weight-complex="normal"/>
    </style:style>
    <style:style style:name="P90" style:family="paragraph" style:parent-style-name="Standard" style:list-style-name="L4">
      <style:text-properties fo:font-weight="normal" officeooo:rsid="00a8095a" officeooo:paragraph-rsid="00a8095a" style:font-weight-asian="normal" style:font-weight-complex="normal"/>
    </style:style>
    <style:style style:name="P91" style:family="paragraph" style:parent-style-name="Standard" style:list-style-name="L4">
      <style:text-properties fo:font-weight="normal" officeooo:rsid="00a82f25" officeooo:paragraph-rsid="00a82f25" style:font-weight-asian="normal" style:font-weight-complex="normal"/>
    </style:style>
    <style:style style:name="P92" style:family="paragraph" style:parent-style-name="Standard" style:list-style-name="L4">
      <style:text-properties fo:font-weight="normal" officeooo:rsid="00aced3f" officeooo:paragraph-rsid="00aced3f" style:font-weight-asian="normal" style:font-weight-complex="normal"/>
    </style:style>
    <style:style style:name="P93" style:family="paragraph" style:parent-style-name="Standard" style:list-style-name="L4">
      <style:text-properties fo:font-weight="normal" officeooo:rsid="00b09565" officeooo:paragraph-rsid="00b09565" style:font-weight-asian="normal" style:font-weight-complex="normal"/>
    </style:style>
    <style:style style:name="P94" style:family="paragraph" style:parent-style-name="Standard" style:list-style-name="L4">
      <style:text-properties fo:font-weight="normal" officeooo:rsid="00b21824" officeooo:paragraph-rsid="00b21824" style:font-weight-asian="normal" style:font-weight-complex="normal"/>
    </style:style>
    <style:style style:name="P95" style:family="paragraph" style:parent-style-name="Standard" style:list-style-name="L4">
      <style:text-properties fo:font-weight="normal" officeooo:rsid="00b464c2" officeooo:paragraph-rsid="00b464c2" style:font-weight-asian="normal" style:font-weight-complex="normal"/>
    </style:style>
    <style:style style:name="P96" style:family="paragraph" style:parent-style-name="Standard" style:list-style-name="L4">
      <style:text-properties fo:font-weight="normal" officeooo:rsid="00b48369" officeooo:paragraph-rsid="00b48369" style:font-weight-asian="normal" style:font-weight-complex="normal"/>
    </style:style>
    <style:style style:name="P97" style:family="paragraph" style:parent-style-name="Standard" style:list-style-name="L4">
      <style:text-properties fo:font-weight="normal" officeooo:rsid="00b54622" officeooo:paragraph-rsid="00b54622" style:font-weight-asian="normal" style:font-weight-complex="normal"/>
    </style:style>
    <style:style style:name="P98" style:family="paragraph" style:parent-style-name="Standard" style:list-style-name="L4">
      <style:text-properties fo:font-weight="normal" officeooo:rsid="00b5979c" officeooo:paragraph-rsid="00b5979c" style:font-weight-asian="normal" style:font-weight-complex="normal"/>
    </style:style>
    <style:style style:name="P99" style:family="paragraph" style:parent-style-name="Standard" style:list-style-name="L4">
      <style:text-properties fo:font-weight="normal" officeooo:rsid="00b6f471" officeooo:paragraph-rsid="00b6f471" style:font-weight-asian="normal" style:font-weight-complex="normal"/>
    </style:style>
    <style:style style:name="P100" style:family="paragraph" style:parent-style-name="Standard" style:list-style-name="L4">
      <style:text-properties fo:font-weight="normal" officeooo:rsid="00b7e513" officeooo:paragraph-rsid="00b7e513" style:font-weight-asian="normal" style:font-weight-complex="normal"/>
    </style:style>
    <style:style style:name="P101" style:family="paragraph" style:parent-style-name="Standard" style:list-style-name="L4">
      <style:text-properties fo:font-weight="normal" officeooo:rsid="00b9aac9" officeooo:paragraph-rsid="00b9aac9" style:font-weight-asian="normal" style:font-weight-complex="normal"/>
    </style:style>
    <style:style style:name="P102" style:family="paragraph" style:parent-style-name="Standard" style:list-style-name="L4">
      <style:text-properties fo:font-weight="normal" officeooo:rsid="00bcc8b9" officeooo:paragraph-rsid="00bcc8b9" style:font-weight-asian="normal" style:font-weight-complex="normal"/>
    </style:style>
    <style:style style:name="P103" style:family="paragraph" style:parent-style-name="Standard" style:list-style-name="L4">
      <style:text-properties fo:font-weight="normal" officeooo:rsid="00bcdfb2" officeooo:paragraph-rsid="00bcdfb2" style:font-weight-asian="normal" style:font-weight-complex="normal"/>
    </style:style>
    <style:style style:name="P104" style:family="paragraph" style:parent-style-name="Standard" style:list-style-name="L4">
      <style:text-properties fo:font-weight="normal" officeooo:rsid="00be5311" officeooo:paragraph-rsid="00be5311" style:font-weight-asian="normal" style:font-weight-complex="normal"/>
    </style:style>
    <style:style style:name="P105" style:family="paragraph" style:parent-style-name="Standard" style:list-style-name="L4">
      <style:text-properties fo:font-weight="normal" officeooo:rsid="00bfd9d6" officeooo:paragraph-rsid="00bfd9d6" style:font-weight-asian="normal" style:font-weight-complex="normal"/>
    </style:style>
    <style:style style:name="P106" style:family="paragraph" style:parent-style-name="Standard" style:list-style-name="L4">
      <style:text-properties fo:font-weight="normal" officeooo:rsid="00c1cde4" officeooo:paragraph-rsid="00c1cde4" style:font-weight-asian="normal" style:font-weight-complex="normal"/>
    </style:style>
    <style:style style:name="P107" style:family="paragraph" style:parent-style-name="Standard" style:list-style-name="L4">
      <style:text-properties fo:font-weight="normal" officeooo:rsid="00c73392" officeooo:paragraph-rsid="00c73392" style:font-weight-asian="normal" style:font-weight-complex="normal"/>
    </style:style>
    <style:style style:name="P108" style:family="paragraph" style:parent-style-name="Standard" style:list-style-name="L4">
      <style:text-properties fo:font-weight="normal" officeooo:rsid="00cb26b2" officeooo:paragraph-rsid="00cb26b2" style:font-weight-asian="normal" style:font-weight-complex="normal"/>
    </style:style>
    <style:style style:name="P109" style:family="paragraph" style:parent-style-name="Standard" style:list-style-name="L4">
      <style:text-properties fo:font-weight="normal" officeooo:rsid="00cb76a7" officeooo:paragraph-rsid="00cb76a7" style:font-weight-asian="normal" style:font-weight-complex="normal"/>
    </style:style>
    <style:style style:name="P110" style:family="paragraph" style:parent-style-name="Standard" style:list-style-name="L4">
      <style:text-properties fo:font-weight="normal" officeooo:rsid="00cc6ffe" officeooo:paragraph-rsid="00cc6ffe" style:font-weight-asian="normal" style:font-weight-complex="normal"/>
    </style:style>
    <style:style style:name="P111" style:family="paragraph" style:parent-style-name="Standard" style:list-style-name="L4">
      <style:text-properties fo:font-weight="normal" officeooo:rsid="00cf2bc8" officeooo:paragraph-rsid="00cf2bc8" style:font-weight-asian="normal" style:font-weight-complex="normal"/>
    </style:style>
    <style:style style:name="P112" style:family="paragraph" style:parent-style-name="Standard" style:list-style-name="L4">
      <style:text-properties fo:font-weight="normal" officeooo:rsid="00d1f1f3" officeooo:paragraph-rsid="00d1f1f3" style:font-weight-asian="normal" style:font-weight-complex="normal"/>
    </style:style>
    <style:style style:name="P113" style:family="paragraph" style:parent-style-name="Standard" style:list-style-name="L4">
      <style:text-properties fo:font-weight="normal" officeooo:rsid="00d24fd0" officeooo:paragraph-rsid="00d24fd0" style:font-weight-asian="normal" style:font-weight-complex="normal"/>
    </style:style>
    <style:style style:name="P114" style:family="paragraph" style:parent-style-name="Standard" style:list-style-name="L4">
      <style:text-properties fo:font-weight="normal" officeooo:rsid="00d920b0" officeooo:paragraph-rsid="00d920b0" style:font-weight-asian="normal" style:font-weight-complex="normal"/>
    </style:style>
    <style:style style:name="P115" style:family="paragraph" style:parent-style-name="Standard" style:list-style-name="L4">
      <style:text-properties fo:font-weight="normal" officeooo:rsid="00dac0d7" officeooo:paragraph-rsid="00dac0d7" style:font-weight-asian="normal" style:font-weight-complex="normal"/>
    </style:style>
    <style:style style:name="P116" style:family="paragraph" style:parent-style-name="Standard">
      <style:text-properties fo:font-weight="normal" officeooo:rsid="00dac0d7" officeooo:paragraph-rsid="00dac0d7" style:font-weight-asian="normal" style:font-weight-complex="normal"/>
    </style:style>
    <style:style style:name="P117" style:family="paragraph" style:parent-style-name="Standard" style:list-style-name="L4">
      <style:text-properties fo:font-weight="normal" officeooo:rsid="00dc6ee4" officeooo:paragraph-rsid="00dc6ee4" style:font-weight-asian="normal" style:font-weight-complex="normal"/>
    </style:style>
    <style:style style:name="P118" style:family="paragraph" style:parent-style-name="Standard" style:list-style-name="L4">
      <style:text-properties fo:font-weight="normal" officeooo:rsid="00dd9278" officeooo:paragraph-rsid="00dd9278" style:font-weight-asian="normal" style:font-weight-complex="normal"/>
    </style:style>
    <style:style style:name="P119" style:family="paragraph" style:parent-style-name="Standard" style:list-style-name="L4">
      <style:text-properties fo:font-weight="normal" officeooo:rsid="00deffef" officeooo:paragraph-rsid="00deffef" style:font-weight-asian="normal" style:font-weight-complex="normal"/>
    </style:style>
    <style:style style:name="P120" style:family="paragraph" style:parent-style-name="Standard" style:list-style-name="L4">
      <style:text-properties fo:font-weight="normal" officeooo:rsid="00df52c0" officeooo:paragraph-rsid="00df52c0" style:font-weight-asian="normal" style:font-weight-complex="normal"/>
    </style:style>
    <style:style style:name="P121" style:family="paragraph" style:parent-style-name="Standard" style:list-style-name="L4">
      <style:text-properties fo:font-weight="normal" officeooo:rsid="00e34714" officeooo:paragraph-rsid="00e34714" style:font-weight-asian="normal" style:font-weight-complex="normal"/>
    </style:style>
    <style:style style:name="P12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8ce1ed" officeooo:paragraph-rsid="008ce1ed" style:font-weight-asian="normal" style:font-weight-complex="normal"/>
    </style:style>
    <style:style style:name="T1" style:family="text">
      <style:text-properties officeooo:rsid="00228352"/>
    </style:style>
    <style:style style:name="T2" style:family="text">
      <style:text-properties officeooo:rsid="002f1bc0"/>
    </style:style>
    <style:style style:name="T3" style:family="text">
      <style:text-properties officeooo:rsid="00338716"/>
    </style:style>
    <style:style style:name="T4" style:family="text">
      <style:text-properties officeooo:rsid="00445f29"/>
    </style:style>
    <style:style style:name="T5" style:family="text">
      <style:text-properties officeooo:rsid="004bf08f"/>
    </style:style>
    <style:style style:name="T6" style:family="text">
      <style:text-properties officeooo:rsid="0051d925"/>
    </style:style>
    <style:style style:name="T7" style:family="text">
      <style:text-properties officeooo:rsid="005302ec"/>
    </style:style>
    <style:style style:name="T8" style:family="text">
      <style:text-properties officeooo:rsid="005e36d8"/>
    </style:style>
    <style:style style:name="T9" style:family="text">
      <style:text-properties officeooo:rsid="00685515"/>
    </style:style>
    <style:style style:name="T10" style:family="text">
      <style:text-properties officeooo:rsid="007767e5"/>
    </style:style>
    <style:style style:name="T11" style:family="text">
      <style:text-properties officeooo:rsid="007ffe5a"/>
    </style:style>
    <style:style style:name="T12" style:family="text">
      <style:text-properties officeooo:rsid="008268e2"/>
    </style:style>
    <style:style style:name="T13" style:family="text">
      <style:text-properties officeooo:rsid="0088e567"/>
    </style:style>
    <style:style style:name="T14" style:family="text">
      <style:text-properties officeooo:rsid="009283d9"/>
    </style:style>
    <style:style style:name="T15" style:family="text">
      <style:text-properties officeooo:rsid="009734a5"/>
    </style:style>
    <style:style style:name="T16" style:family="text">
      <style:text-properties officeooo:rsid="009c6aee"/>
    </style:style>
    <style:style style:name="T17" style:family="text">
      <style:text-properties officeooo:rsid="00a82f25"/>
    </style:style>
    <style:style style:name="T18" style:family="text">
      <style:text-properties officeooo:rsid="00a9b6d6"/>
    </style:style>
    <style:style style:name="T19" style:family="text">
      <style:text-properties officeooo:rsid="00b196be"/>
    </style:style>
    <style:style style:name="T20" style:family="text">
      <style:text-properties officeooo:rsid="00b2e9ae"/>
    </style:style>
    <style:style style:name="T21" style:family="text">
      <style:text-properties officeooo:rsid="00bcdfb2"/>
    </style:style>
    <style:style style:name="T22" style:family="text">
      <style:text-properties officeooo:rsid="00c1deec"/>
    </style:style>
    <style:style style:name="T23" style:family="text">
      <style:text-properties officeooo:rsid="00cb8fb3"/>
    </style:style>
    <style:style style:name="T24" style:family="text">
      <style:text-properties officeooo:rsid="00d0085c"/>
    </style:style>
    <style:style style:name="T25" style:family="text">
      <style:text-properties officeooo:rsid="00d0e4c6"/>
    </style:style>
    <style:style style:name="T26" style:family="text">
      <style:text-properties officeooo:rsid="00d3a4ca"/>
    </style:style>
    <style:style style:name="T27" style:family="text">
      <style:text-properties officeooo:rsid="00e0d1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lesning 2</text:p>
      <text:p text:style-name="P1"/>
      <text:p text:style-name="P1"/>
      <text:p text:style-name="P2">Security and provacy </text:p>
      <text:p text:style-name="P2"/>
      <text:list xml:id="list2105773299070421458" text:style-name="L1">
        <text:list-item>
          <text:p text:style-name="P3">OWASP top 10</text:p>
          <text:list>
            <text:list-item>
              <text:p text:style-name="P4">Open Web Application Security Project </text:p>
              <text:list>
                <text:list-item>
                  <text:p text:style-name="P5">Mange forskjellige prosjekter </text:p>
                </text:list-item>
                <text:list-item>
                  <text:p text:style-name="P6">OWASP testing guide</text:p>
                  <text:list>
                    <text:list-item>
                      <text:p text:style-name="P6">En guide som i forskjellige kapittler for å <text:span text:style-name="T1">dekke ting som beskytter en side mot de vanligste truslene </text:span></text:p>
                    </text:list-item>
                  </text:list>
                </text:list-item>
              </text:list>
            </text:list-item>
            <text:list-item>
              <text:p text:style-name="P7">For hver risk beskriver den </text:p>
              <text:list>
                <text:list-item>
                  <text:p text:style-name="P7">Threat agent: Hvem kan utføre angrepet </text:p>
                </text:list-item>
                <text:list-item>
                  <text:p text:style-name="P7">Sårbarheter: Hvordan er det mulig </text:p>
                </text:list-item>
                <text:list-item>
                  <text:p text:style-name="P7">Konsekvenser </text:p>
                </text:list-item>
              </text:list>
            </text:list-item>
          </text:list>
        </text:list-item>
      </text:list>
      <text:p text:style-name="P8"/>
      <text:p text:style-name="P8">Top 10 risks </text:p>
      <text:list xml:id="list6244042908956279180" text:style-name="L2">
        <text:list-item>
          <text:p text:style-name="P9">Injection </text:p>
        </text:list-item>
        <text:list-item>
          <text:p text:style-name="P9">Broken authentication </text:p>
        </text:list-item>
        <text:list-item>
          <text:p text:style-name="P9">Sensitive Data exposure</text:p>
        </text:list-item>
        <text:list-item>
          <text:p text:style-name="P9">XML External entities </text:p>
        </text:list-item>
        <text:list-item>
          <text:p text:style-name="P10">roken access controll </text:p>
        </text:list-item>
        <text:list-item>
          <text:p text:style-name="P10">Security misconfiguraion </text:p>
        </text:list-item>
        <text:list-item>
          <text:p text:style-name="P10">Using components with known vanureabilities</text:p>
        </text:list-item>
        <text:list-item>
          <text:p text:style-name="P10">Insufficient Logging &amp; Monitoring</text:p>
        </text:list-item>
      </text:list>
      <text:p text:style-name="P11"/>
      <text:p text:style-name="P11"/>
      <text:p text:style-name="P11"/>
      <text:list xml:id="list165946988696020" text:continue-numbering="true" text:style-name="L2">
        <text:list-item>
          <text:p text:style-name="P12">Av og til kan man snede inn en input, slik at det ender opp med å ha en spesiell mening og effekt i en annen konteks</text:p>
        </text:list-item>
        <text:list-item>
          <text:p text:style-name="P13">SQL-injections </text:p>
          <text:list>
            <text:list-item>
              <text:p text:style-name="P14">Structured Querry Language </text:p>
              <text:list>
                <text:list-item>
                  <text:p text:style-name="P15">Databaser er organisert i taveller </text:p>
                </text:list-item>
                <text:list-item>
                  <text:p text:style-name="P15">Tabeller har vanligvis navn </text:p>
                </text:list-item>
                <text:list-item>
                  <text:p text:style-name="P15">De er organisert i rader og kolonner </text:p>
                  <text:list>
                    <text:list-item>
                      <text:p text:style-name="P16">kolonner har navn (f.eks ’by’, ’telefonnummer’)</text:p>
                    </text:list-item>
                  </text:list>
                </text:list-item>
                <text:list-item>
                  <text:p text:style-name="P17">Man kan sette UPDATE for å endre en linje </text:p>
                </text:list-item>
                <text:list-item>
                  <text:p text:style-name="P18">INSERT: <text:span text:style-name="T2">Setter inn nye rekker </text:span></text:p>
                </text:list-item>
              </text:list>
            </text:list-item>
          </text:list>
        </text:list-item>
        <text:list-item>
          <text:p text:style-name="P19">SQL injections: Ofte ved at man endrer hva en linje til å ha en helt annen effekt. (f.eks ved å sette inn hermetegn for å få til en annen effekt</text:p>
        </text:list-item>
        <text:list-item>
          <text:p text:style-name="P20">Ikke send full info fra når en SQL-nettside ikke fungerer </text:p>
        </text:list-item>
        <text:list-item>
          <text:p text:style-name="P21">Av og til kan man utnytte disse feilmemdingene for å «fill in the blanks»</text:p>
          <text:list>
            <text:list-item>
              <text:p text:style-name="P22">Ofte store problemer med delte passord </text:p>
            </text:list-item>
            <text:list-item>
              <text:p text:style-name="P22">E-mail bør ha et stort og unikt passord. </text:p>
            </text:list-item>
          </text:list>
        </text:list-item>
        <text:list-item>
          <text:p text:style-name="P23">Noen <text:span text:style-name="T3">aksepterer stacked querries, ved hjelp av semikolon=&gt; Man kan gjøre enda flere merkelige ting</text:span></text:p>
        </text:list-item>
        <text:list-item>
          <text:p text:style-name="P24">Blind injetions </text:p>
          <text:list>
            <text:list-item>
              <text:p text:style-name="P25">Når man ikke får feedback kan man gjøre blind injections </text:p>
            </text:list-item>
            <text:list-item>
              <text:p text:style-name="P26">man kan f.eks utnytte waitfor(50) til å finne ut om det virket </text:p>
            </text:list-item>
            <text:list-item>
              <text:p text:style-name="P27"><text:soft-page-break/>Dette kan også utnyttes til å finne passord </text:p>
            </text:list-item>
          </text:list>
        </text:list-item>
        <text:list-item>
          <text:p text:style-name="P28">LDAP </text:p>
          <text:list>
            <text:list-item>
              <text:p text:style-name="P28">Lightweight Directory Access Protocol </text:p>
            </text:list-item>
            <text:list-item>
              <text:p text:style-name="P29">Brukes til å «querrie» directories </text:p>
            </text:list-item>
            <text:list-item>
              <text:p text:style-name="P30">Man må være veldig forsiktig med paranteser i dette tilfellet. </text:p>
            </text:list-item>
          </text:list>
        </text:list-item>
        <text:list-item>
          <text:p text:style-name="P31">Runtime.exec </text:p>
          <text:list>
            <text:list-item>
              <text:p text:style-name="P31">Lar deg kjøre andre programmer i Java</text:p>
            </text:list-item>
            <text:list-item>
              <text:p text:style-name="P32">Er fort veldig farlig i java </text:p>
            </text:list-item>
            <text:list-item>
              <text:p text:style-name="P33">Sannsynligvis noe farlig i Python også</text:p>
            </text:list-item>
            <text:list-item>
              <text:p text:style-name="P34">Også problemer med <text:span text:style-name="T4">at man kan sette inn &amp; tegn-f.eks</text:span></text:p>
            </text:list-item>
            <text:list-item>
              <text:p text:style-name="P35">Man må tenke på hva brukeren kan sende inn og tenke på</text:p>
            </text:list-item>
          </text:list>
        </text:list-item>
        <text:list-item>
          <text:p text:style-name="P36">Husk å slette gammel data</text:p>
          <text:list>
            <text:list-item>
              <text:p text:style-name="P37">Reduserer impact</text:p>
            </text:list-item>
          </text:list>
        </text:list-item>
        <text:list-item>
          <text:p text:style-name="P38">Man må gjøre arbeidet to ganger </text:p>
          <text:list>
            <text:list-item>
              <text:p text:style-name="P38">Input validation: <text:span text:style-name="T5">Se etter tegn du ikke vil ha </text:span></text:p>
              <text:list>
                <text:list-item>
                  <text:p text:style-name="P39">f.eks med enregex </text:p>
                </text:list-item>
                <text:list-item>
                  <text:p text:style-name="P40">Escape, encode spechial charakters når du bruker dem </text:p>
                  <text:list>
                    <text:list-item>
                      <text:p text:style-name="P41">slik at man fremdeles kan ha dem, uten <text:span text:style-name="T6">at de har ekstra effekter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SQL <text:span text:style-name="T7">har en prepare statement for å prøve å håndtere dette </text:span></text:p>
          <text:list>
            <text:list-item>
              <text:p text:style-name="P43">Litt lik struktur som printf i c </text:p>
            </text:list-item>
            <text:list-item>
              <text:p text:style-name="P44">Det samme finnes også i python </text:p>
            </text:list-item>
          </text:list>
        </text:list-item>
        <text:list-item>
          <text:p text:style-name="P45">XML </text:p>
          <text:list>
            <text:list-item>
              <text:p text:style-name="P45">er et markup språk </text:p>
            </text:list-item>
            <text:list-item>
              <text:p text:style-name="P46">elementer er delimeted ac start og stop tags </text:p>
            </text:list-item>
            <text:list-item>
              <text:p text:style-name="P47">Det er også ofte en eller annen header, som kan ha alt mulig rart i seg </text:p>
            </text:list-item>
            <text:list-item>
              <text:p text:style-name="P48">Dette kan gi en del svakheter som noen endrer </text:p>
            </text:list-item>
            <text:list-item>
              <text:p text:style-name="P48">billion lols attack: En liten fil kan bli til noe veldig stort </text:p>
              <text:list>
                <text:list-item>
                  <text:p text:style-name="P49">Men man kan ha external entities i stedet </text:p>
                  <text:list>
                    <text:list-item>
                      <text:p text:style-name="P50">Som lar deg lete etter ting i andre filer </text:p>
                    </text:list-item>
                    <text:list-item>
                      <text:p text:style-name="P51">=&gt; Fører til at man kan lese ac andre filer </text:p>
                    </text:list-item>
                  </text:list>
                </text:list-item>
                <text:list-item>
                  <text:p text:style-name="P52">Man kan også ha <text:span text:style-name="T8">noe fra en nettside, f.eks fra bak en brannmur </text:span></text:p>
                </text:list-item>
              </text:list>
            </text:list-item>
          </text:list>
        </text:list-item>
      </text:list>
      <text:list xml:id="list4091172328490365259" text:style-name="L3">
        <text:list-item>
          <text:p text:style-name="P53">Bruk lokale XML schema som lar deg matche med om XML-dokumentet faktisk følger de kravene man ønser </text:p>
        </text:list-item>
        <text:list-item>
          <text:p text:style-name="P54">Access controll</text:p>
          <text:list>
            <text:list-item>
              <text:p text:style-name="P55">Direct reference</text:p>
            </text:list-item>
            <text:list-item>
              <text:p text:style-name="P56">Når man har en direkte refferanse til noe. Når man f.eks sender inn <text:span text:style-name="T9">parametre via URL-en f.eks </text:span></text:p>
            </text:list-item>
            <text:list-item>
              <text:p text:style-name="P57">IDOR:</text:p>
              <text:list>
                <text:list-item>
                  <text:p text:style-name="P58">insecure direct object refference</text:p>
                </text:list-item>
              </text:list>
            </text:list-item>
            <text:list-item>
              <text:p text:style-name="P59">Test alltid om brukeren som kaller en URL faktisk har lov til å kalle den </text:p>
            </text:list-item>
          </text:list>
        </text:list-item>
        <text:list-item>
          <text:p text:style-name="P60">Cross <text:s/><text:span text:style-name="T10">site scripting</text:span></text:p>
          <text:list>
            <text:list-item>
              <text:p text:style-name="P61">av og til kan man sette inn html-tekst inn i det hele </text:p>
              <text:list>
                <text:list-item>
                  <text:p text:style-name="P62">=&gt; Man kan sette inn tekst i disse sidene </text:p>
                </text:list-item>
                <text:list-item>
                  <text:p text:style-name="P63">=&gt; Problemet er når man begynner å sende slike URL-er til andre mennesker </text:p>
                </text:list-item>
              </text:list>
            </text:list-item>
          </text:list>
        </text:list-item>
        <text:list-item>
          <text:p text:style-name="P64">Av og til kan man også sette in javascript inn i det hele </text:p>
        </text:list-item>
        <text:list-item>
          <text:p text:style-name="P65">DOM</text:p>
          <text:list>
            <text:list-item>
              <text:p text:style-name="P65">Domain of javascript </text:p>
              <text:list>
                <text:list-item>
                  <text:p text:style-name="P66">Angerepet skjer fullstendig i browseren </text:p>
                </text:list-item>
                <text:list-item>
                  <text:p text:style-name="P66"><text:soft-page-break/>Javascriptet aksesserer en del av URL-en som inneholder angrepet</text:p>
                </text:list-item>
                <text:list-item>
                  <text:p text:style-name="P67">javascript kan av og til lese filer fra maskinen din, men det er ganske skjeldent </text:p>
                </text:list-item>
              </text:list>
            </text:list-item>
          </text:list>
        </text:list-item>
        <text:list-item>
          <text:p text:style-name="P68">Cross site scripting er vanligvis bare et angrep på deg selv, men av og til kan det skje <text:span text:style-name="T11">at man kan agripe andre med det </text:span></text:p>
        </text:list-item>
        <text:list-item>
          <text:p text:style-name="P69">Man kan bruke conent security p<text:span text:style-name="T12">policy </text:span>i HTTP headers</text:p>
        </text:list-item>
        <text:list-item>
          <text:p text:style-name="P70">Conclusion and questions</text:p>
        </text:list-item>
        <text:list-item>
          <text:p text:style-name="P71">Gode frameworks gjør dette for deg, men <text:span text:style-name="T13">man må sørge for at det er oppdatert </text:span></text:p>
          <text:list>
            <text:list-item>
              <text:p text:style-name="P72">Man bør prøve å hacke det man lager mens man lager det</text:p>
            </text:list-item>
            <text:list-item>
              <text:p text:style-name="P73">Ofte dyrt å fikse noe senere</text:p>
            </text:list-item>
          </text:list>
        </text:list-item>
      </text:list>
      <text:p text:style-name="P74"/>
      <text:p text:style-name="P74"/>
      <text:p text:style-name="P122"/>
      <text:p text:style-name="P74"/>
      <text:p text:style-name="P74">Del 4 </text:p>
      <text:list xml:id="list6526450248727223470" text:style-name="L4">
        <text:list-item>
          <text:p text:style-name="P75">Software vulnerabilities</text:p>
        </text:list-item>
        <text:list-item>
          <text:p text:style-name="P76">Memory corruption kan utnyttes for å gjøre veldig mange ille ting </text:p>
          <text:list>
            <text:list-item>
              <text:p text:style-name="P77"><text:span text:style-name="T14">FARLIGE SPRÅK: </text:span>C,C++, assembler </text:p>
            </text:list-item>
            <text:list-item>
              <text:p text:style-name="P78">Noen språk tvinger korrekt memory management: Java, Rust, Go </text:p>
            </text:list-item>
            <text:list-item>
              <text:p text:style-name="P79">De gamle språkene er mye raskere, men de er selfølgelig da en del farligere </text:p>
            </text:list-item>
          </text:list>
        </text:list-item>
        <text:list-item>
          <text:p text:style-name="P80">stor A er 0x41 =&gt; <text:span text:style-name="T15">Den er lett å finne når man debugger </text:span></text:p>
        </text:list-item>
        <text:list-item>
          <text:p text:style-name="P81">Når man overflower name går man oppover i stacken </text:p>
        </text:list-item>
        <text:list-item>
          <text:p text:style-name="P82">Lokale variabler lagres også på stack</text:p>
          <text:list>
            <text:list-item>
              <text:p text:style-name="P83">Dette minnet er på stack, slik at <text:span text:style-name="T16">man kan overflowe ved hjelp av denne</text:span></text:p>
            </text:list-item>
          </text:list>
        </text:list-item>
      </text:list>
      <text:p text:style-name="P84"/>
      <text:p text:style-name="P84"/>
      <text:p text:style-name="P84"/>
      <text:list xml:id="list165946783365519" text:continue-numbering="true" text:style-name="L4">
        <text:list-item>
          <text:p text:style-name="P85">return away </text:p>
          <text:list>
            <text:list-item>
              <text:p text:style-name="P86">Man kan skrive inn en spesfikk returadresse massevis av ganger </text:p>
            </text:list-item>
            <text:list-item>
              <text:p text:style-name="P87">Man kan også skrive koden selv om koden man ser etter ikke har det man ser etter,</text:p>
            </text:list-item>
          </text:list>
        </text:list-item>
        <text:list-item>
          <text:p text:style-name="P88">Protection against overflow </text:p>
          <text:list>
            <text:list-item>
              <text:p text:style-name="P89">Stack canaries:</text:p>
              <text:list>
                <text:list-item>
                  <text:p text:style-name="P90">Man setter noe tilfeldig informasjon på stacken før <text:span text:style-name="T17">slutten på stacken </text:span></text:p>
                </text:list-item>
                <text:list-item>
                  <text:p text:style-name="P91">Man <text:span text:style-name="T18">skjekker dataen før man returnerer, og skjekker den før man returnerer</text:span></text:p>
                </text:list-item>
              </text:list>
            </text:list-item>
            <text:list-item>
              <text:p text:style-name="P92">GCC-kompilatoren gjør det automatisk. De fleste moderne kompilatorene gjør det automatisk. </text:p>
            </text:list-item>
            <text:list-item>
              <text:p text:style-name="P93">Man ka<text:span text:style-name="T19">n komme seg runft kanarien. </text:span></text:p>
              <text:list>
                <text:list-item>
                  <text:p text:style-name="P94">Man <text:span text:style-name="T20">kan i noen tilfeller skrive direkte til en adresse </text:span></text:p>
                </text:list-item>
                <text:list-item>
                  <text:p text:style-name="P95">Eller så kan man skrive over adressen for en metode </text:p>
                </text:list-item>
              </text:list>
            </text:list-item>
            <text:list-item>
              <text:p text:style-name="P96">non-executable memory</text:p>
              <text:list>
                <text:list-item>
                  <text:p text:style-name="P97">Man kan si om pages med minne som er readable, writeable eller executeable </text:p>
                  <text:list>
                    <text:list-item>
                      <text:p text:style-name="P97">Siden det å ha begge egenskaper er farlig </text:p>
                    </text:list-item>
                    <text:list-item>
                      <text:p text:style-name="P98">Mulig på de fleste 64-bits prosessorer(?). De fleste moderne kompilatorer gjør dette automatisk </text:p>
                    </text:list-item>
                    <text:list-item>
                      <text:p text:style-name="P99">Men man kan også løse dette </text:p>
                      <text:list>
                        <text:list-item>
                          <text:p text:style-name="P99">Return oriented programming</text:p>
                        </text:list-item>
                        <text:list-item>
                          <text:p text:style-name="P100">I stedet for å skrive koden, let etter stykker som slutter med en return. Putt addressene til disse gadgetsene til stacken </text:p>
                        </text:list-item>
                      </text:list>
                    </text:list-item>
                    <text:list-item>
                      <text:p text:style-name="P101">Address space Layout Rndomisation <text:span text:style-name="T21">(ASLR)</text:span></text:p>
                      <text:list>
                        <text:list-item>
                          <text:p text:style-name="P101">Randomiserer plasseringen på alt før man kjører programmet.</text:p>
                        </text:list-item>
                      </text:list>
                    </text:list-item>
                    <text:list-item>
                      <text:p text:style-name="P102"><text:soft-page-break/>OS lastes automatisk på en tilfeldig addresse, slik at hackere ikke skal kunne finne systembiblioteker </text:p>
                    </text:list-item>
                    <text:list-item>
                      <text:p text:style-name="P103">I noen tilfeller er det en lekasje av informasjon av informasjon i programmet. Og da er man like langt </text:p>
                    </text:list-item>
                    <text:list-item>
                      <text:p text:style-name="P104">Format string vulnerabilities </text:p>
                      <text:list>
                        <text:list-item>
                          <text:p text:style-name="P105">printf er rar</text:p>
                          <text:list>
                            <text:list-item>
                              <text:p text:style-name="P106">Og den er sårbar ovenfor <text:span text:style-name="T22">det at man trenger %s og %d, som kan gi problemer. </text:span></text:p>
                            </text:list-item>
                            <text:list-item>
                              <text:p text:style-name="P107">Printf antar at man har gjort ting riktig med antall parametre og antall %-tegn </text:p>
                            </text:list-item>
                          </text:list>
                        </text:list-item>
                        <text:list-item>
                          <text:p text:style-name="P108">Man kan lese ting direkte fra stacken.</text:p>
                        </text:list-item>
                        <text:list-item>
                          <text:p text:style-name="P109">Dette er litt av problemet med om man lagrer passord i klartekst i programme t</text:p>
                        </text:list-item>
                        <text:list-item>
                          <text:p text:style-name="P109">%<text:span text:style-name="T23">s lar deg lese en streng =&gt; Man kan lese fra hvor som helst (Frem til en 0) </text:span></text:p>
                          <text:list>
                            <text:list-item>
                              <text:p text:style-name="P110">=&gt; Arbitrary memory read. </text:p>
                            </text:list-item>
                          </text:list>
                        </text:list-item>
                        <text:list-item>
                          <text:p text:style-name="P111">Printf kan også skrive <text:span text:style-name="T24">til minne.............</text:span></text:p>
                          <text:list>
                            <text:list-item>
                              <text:p text:style-name="P111">%<text:span text:style-name="T25">n lar deg skrive ved den korresponderende parametere,</text:span></text:p>
                              <text:list>
                                <text:list-item>
                                  <text:p text:style-name="P112">Skriver antall chars som ble gitt ur av printf 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3">Om man kjører et program i debuggeren er addressene litt anderledes enn om man kjører det i <text:span text:style-name="T26">bash</text:span></text:p>
                        </text:list-item>
                        <text:list-item>
                          <text:p text:style-name="P114">format strings:</text:p>
                          <text:list>
                            <text:list-item>
                              <text:p text:style-name="P114">ALDRI la brukeren bestemme den første delen av dette</text:p>
                              <text:list>
                                <text:list-item>
                                  <text:p text:style-name="P115">heller bruk printf(«%s», input);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p text:style-name="P116"/>
      <text:list xml:id="list165947074339198" text:continue-numbering="true" text:style-name="L4">
        <text:list-item>
          <text:p text:style-name="P117">Øvingen er på 32-bits systemer </text:p>
          <text:list>
            <text:list-item>
              <text:p text:style-name="P118">64-bits: Stacken brukes bare om det er mange parametre </text:p>
              <text:list>
                <text:list-item>
                  <text:p text:style-name="P119">perl kan lage lange strenger </text:p>
                  <text:list>
                    <text:list-item>
                      <text:p text:style-name="P119">perl -e ’print «A»x240’</text:p>
                    </text:list-item>
                    <text:list-item>
                      <text:p text:style-name="P120">Man kan bruke det direkte i gdb </text:p>
                    </text:list-item>
                    <text:list-item>
                      <text:p text:style-name="P121">Om man er i debuggeren er base-pointeren $gdb</text:p>
                    </text:list-item>
                  </text:list>
                </text:list-item>
                <text:list-item>
                  <text:p text:style-name="P12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3:16:18.181852470</meta:creation-date>
    <dc:date>2019-02-26T16:59:45.449377361</dc:date>
    <meta:editing-duration>PT3H41M53S</meta:editing-duration>
    <meta:editing-cycles>187</meta:editing-cycles>
    <meta:generator>LibreOffice/5.1.6.2$Linux_X86_64 LibreOffice_project/10m0$Build-2</meta:generator>
    <meta:document-statistic meta:table-count="0" meta:image-count="0" meta:object-count="0" meta:page-count="4" meta:paragraph-count="146" meta:word-count="1301" meta:character-count="6794" meta:non-whitespace-character-count="5682"/>
  </office:meta>
</office:document-meta>
</file>